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目前序号调整在代码如下</text:p>
      <text:p text:style-name="P5">void KWNavigationWidget::updateData()</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10">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9</meta:editing-cycles>
    <dc:date>2021-08-02T18:05:48</dc:date>
    <meta:creation-date>2008-08-22T11:41:04</meta:creation-date>
  </office:meta>
</office:document-meta>
</file>